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821" officeooo:paragraph-rsid="00098821"/>
    </style:style>
    <style:style style:name="P2" style:family="paragraph" style:parent-style-name="Standard">
      <style:text-properties officeooo:rsid="00098821" officeooo:paragraph-rsid="000a5ae1"/>
    </style:style>
    <style:style style:name="P3" style:family="paragraph" style:parent-style-name="Standard">
      <style:text-properties style:text-underline-style="solid" style:text-underline-width="auto" style:text-underline-color="font-color" officeooo:rsid="00098821" officeooo:paragraph-rsid="00098821"/>
    </style:style>
    <style:style style:name="P4" style:family="paragraph" style:parent-style-name="Standard">
      <style:text-properties fo:font-weight="bold" officeooo:rsid="00098821" officeooo:paragraph-rsid="000a5ae1" style:font-weight-asian="bold" style:font-weight-complex="bold"/>
    </style:style>
    <style:style style:name="P5" style:family="paragraph" style:parent-style-name="Standard">
      <style:text-properties officeooo:rsid="00098821" officeooo:paragraph-rsid="000a5ae1"/>
    </style:style>
    <style:style style:name="P6" style:family="paragraph" style:parent-style-name="Standard">
      <style:text-properties officeooo:rsid="00098821" officeooo:paragraph-rsid="00098821"/>
    </style:style>
    <style:style style:name="P7" style:family="paragraph" style:parent-style-name="Standard">
      <style:text-properties officeooo:rsid="000bba1d" officeooo:paragraph-rsid="000bba1d"/>
    </style:style>
    <style:style style:name="P8" style:family="paragraph" style:parent-style-name="Standard">
      <style:text-properties fo:font-weight="bold" officeooo:rsid="000bba1d" officeooo:paragraph-rsid="000bba1d" style:font-weight-asian="bold" style:font-weight-complex="bold"/>
    </style:style>
    <style:style style:name="T1" style:family="text">
      <style:text-properties officeooo:rsid="000a5a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a1d" style:font-weight-asian="bold" style:font-weight-complex="bold"/>
    </style:style>
    <style:style style:name="T4" style:family="text">
      <style:text-properties officeooo:rsid="000bb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teracy Games</text:p>
      <text:p text:style-name="P1"/>
      <text:p text:style-name="P4">Complete the <text:span text:style-name="T4">Word</text:span></text:p>
      <text:p text:style-name="P2"><text:span text:style-name="T4">A</text:span> word is given and the user must fill in the missing letters.</text:p>
      <text:p text:style-name="P1"/>
      <text:p text:style-name="P8">Jig-Word</text:p>
      <text:p text:style-name="P2"><text:span text:style-name="T1">An e</text:span>mpty crossword grid with a list of words to fill in</text:p>
      <text:p text:style-name="P1"/>
      <text:p text:style-name="P2"><text:span text:style-name="T2">Find a word</text:span> </text:p>
      <text:p text:style-name="P2"><text:span text:style-name="T1">A</text:span> selection of letters and user has to use each <text:span text:style-name="T4">no more than </text:span>once to spell as many words as they can/fill the grid.</text:p>
      <text:p text:style-name="P1"/>
      <text:p text:style-name="P2"><text:span text:style-name="T2">Word search</text:span> </text:p>
      <text:p text:style-name="P2"><text:span text:style-name="T1">A</text:span> grid of letters and the user has to find the hidden words. (A list may be provided).</text:p>
      <text:p text:style-name="P1"/>
      <text:p text:style-name="P2"><text:span text:style-name="T3">Picture </text:span><text:span text:style-name="T2">Sound match 1</text:span> </text:p>
      <text:p text:style-name="P2"><text:span text:style-name="T4">M</text:span>atch the picture to it’s beginning sound(s).</text:p>
      <text:p text:style-name="P1"/>
      <text:p text:style-name="P2"><text:span text:style-name="T2">Sound match 2</text:span> </text:p>
      <text:p text:style-name="P2"><text:span text:style-name="T1">S</text:span>elect the correct sound after hearing an audio clip.</text:p>
      <text:p text:style-name="P2"/>
      <text:p text:style-name="P8">Type a word</text:p>
      <text:p text:style-name="P7">Type in the word spelling it correctly after hearing an audio clip.</text:p>
      <text:p text:style-name="P7"/>
      <text:p text:style-name="P8">Countdown Number Challenge</text:p>
      <text:p text:style-name="P7">Get to the challenge number using a set of numbers given.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Henry</meta:initial-creator>
    <meta:creation-date>2018-09-17T16:17:24.516000000</meta:creation-date>
    <dc:date>2018-09-17T20:45:26.078000000</dc:date>
    <dc:creator>Sarah Henry</dc:creator>
    <meta:editing-duration>PT17M5S</meta:editing-duration>
    <meta:editing-cycles>3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7" meta:word-count="130" meta:character-count="676" meta:non-whitespace-character-count="559"/>
  </office:meta>
</office:document-meta>
</file>